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1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Luke Sampson</meta:initial-creator>
    <dc:creator>Luke Sampson</dc:creator>
    <meta:creation-date>2025-01-22T10:54:05Z</meta:creation-date>
    <dc:date>2025-01-22T10:55:28Z</dc:date>
    <meta:editing-cycles>1</meta:editing-cycles>
    <meta:editing-duration>PT82S</meta:editing-duration>
    <meta:document-statistic meta:paragraph-count="0" meta:word-count="0"/>
  </office:meta>
</office:document-meta>
</file>